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text-properties style:font-name="Century Schoolbook L" fo:font-size="26pt" style:font-size-asian="26pt" style:font-size-complex="26pt"/>
    </style:style>
    <style:style style:name="P2" style:family="paragraph" style:parent-style-name="Text_20_body">
      <style:paragraph-properties fo:text-align="center" style:justify-single-word="false"/>
      <style:text-properties style:font-name="Century Schoolbook L" fo:font-size="26pt" style:font-size-asian="26pt" style:font-size-complex="26pt"/>
    </style:style>
    <style:style style:name="P3" style:family="paragraph" style:parent-style-name="Standard" style:list-style-name="L1">
      <style:text-properties fo:language="es" fo:country="ES"/>
    </style:style>
    <style:style style:name="P4" style:family="paragraph" style:parent-style-name="Text_20_body" style:list-style-name="L1"/>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unching </text:p>
      <text:p text:style-name="P1">Knowledge </text:p>
      <text:p text:style-name="P2"/>
      <text:h text:style-name="Heading_20_2" text:outline-level="2">Tres cuestiones claves al hacer un modelo del dominio:</text:h>
      <text:p text:style-name="Text_20_body"/>
      <text:list xml:id="list13591084391" text:style-name="L1">
        <text:list-item>
          <text:p text:style-name="P4">Masticar y procesar el conocimiento del dominio.</text:p>
          <text:p text:style-name="P4">La idea principal del dominio siempre viene de la mano de los expertos, de los usuarios de sistemas existentes que traten de lo mismo. A través de la charla y del proceso entre los conocimientos de los expertos y la experiencia de otros, es como se va dando forma al modelo. Por eso el autor hace referencia a “masticar” el conocimiento, ya que se trata de un análisis y un debate entre los expertos del dominio y los desarrolladores.</text:p>
        </text:list-item>
        <text:list-item>
          <text:p text:style-name="P4">Continuar aprendiendo.</text:p>
          <text:p text:style-name="P4">Para los desarrolladores, tanto programadores como encargados del modelado, continuar aprendiendo significa mejorar el conocimiento técnico, junto con las habilidades generales de modelado de dominio. Pero también incluye el aprendizaje serio del dominio en el cual están trabajando.</text:p>
        </text:list-item>
        <text:list-item>
          <text:p text:style-name="P4">Un modelo rico en conocimientos.</text:p>
          <text:p text:style-name="P3"><text:bookmark text:name="result_box"/>Es a través del conocimiento procesado y analizado, con estrecha colaboración con expertos en software, como las reglas son aclaradas, concretadas y reconciliadas, para que el modelo sea claro y lo más cercano posible a lo real.</text:p>
          <text:p text:style-name="P4"/>
        </text:list-item>
      </text:list>
      <text:h text:style-name="Heading_20_2" text:outline-level="2">¿Son dependientes del lenguaje de programación?</text:h>
      <text:p text:style-name="Standard">Según lo entendido, no hay una dependencia directa entre el lenguaje y el dominio, pero sí hay mejores opciones. El autor afirma que siempre hay que tratar de vincular al experto del dominio con el modelado del mismo. En el ejemplo del modelado de PCB que hace el autor, utiliza Java (objetos) que le dan mayor interacción con los expertos para que se pueda vincular mejor la teoría del dominio con el funcionamiento del software.</text:p>
      <text:p text:style-name="Standard"/>
      <text:h text:style-name="Heading_20_2" text:outline-level="2">¿Son dependientes de la metodología utilizada?</text:h>
      <text:p text:style-name="Text_20_body">El autor explica que algunas metodologías no sirven para determinados desarrollos, y otras no sirven para cualquier desarrollo, por lo tanto son dependientes.</text:p>
      <text:p text:style-name="Text_20_body">Por ejemplo, en el modelo en cascada, los expertos hablan con el analista, que trata de entender el el tema del dominio y de transmitirlo a los programadores, para que luego estos desarrollen el software. Con esta metodología no hay ninguna oportunidad de <text:span text:style-name="T1">feedback</text:span>, tampoco ningún punto en el cual el analista logre adquirir algún tipo de experiencia acerca del dominio a través de versiones tempranas de software.</text:p>
      <text:p text:style-name="Text_20_body">El autor también habla sobre el proceso iterativo incremental, en el cual a los programadores se les <text:soft-page-break/>da una descripción del problema y luego construyen el software necesario. No logran entender el problema del dominio en su totalidad, solo hacen el software necesario como para que este haga lo que tenga que hacer y eso ocasiona que posiblemente no se pueda extender en el futuro.</text:p>
      <text:p text:style-name="Text_20_body">Esto sucede porque no se los hace parte del debate de dominio a los desarrolladores, sino que se les transmite la idea después de haberla moldeado, lo cual hace difícil que los programadores entiendan el dominio en su totalidad, ya que no tienen contacto con los expertos, sino con la idea esencial como para ir construyendo el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na </meta:initial-creator>
    <meta:creation-date>2012-09-09T17:41:46</meta:creation-date>
    <dc:date>2012-09-10T00:23:04</dc:date>
    <dc:creator>Marina </dc:creator>
    <meta:editing-duration>PT06H19M51S</meta:editing-duration>
    <meta:editing-cycles>6</meta:editing-cycles>
    <meta:generator>OpenOffice.org/3.2$Linux OpenOffice.org_project/320m12$Build-9483</meta:generator>
    <meta:document-statistic meta:table-count="0" meta:image-count="0" meta:object-count="0" meta:page-count="2" meta:paragraph-count="16" meta:word-count="484" meta:character-count="2940"/>
  </office:meta>
</office:document-meta>
</file>